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P2" style:parent-style-name="Standard" style:family="paragraph">
      <style:text-properties fo:color="#000000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1">This is a list-1 list-item-1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-1 list-item-2[<delta:removed-content delta:removal-change-idref="D"><text:span text:style-name="T1">This will be deleted</text:span></delta:removed-content><delta:remove-leaving-content-end delta:end-element-id="end3"/><delta:remove-leaving-content-end delta:end-element-id="end2"/><delta:removed-content delta:removal-change-idref="D"><text:list-item><text:p text:style-name="P2">This is a list-1 list-item-3</text:p></text:list-item></delta:removed-content><delta:remove-leaving-content-end delta:end-element-id="end1"/><delta:removed-content delta:removal-change-idref="D"><text:p text:style-name="P2">This is a deleted paragraph between the two lists</text:p></delta:removed-content><delta:remove-leaving-content-start delta:removal-change-idref="D" delta:end-element-idref="end4"><text:list text:style-name="L11"/></delta:remove-leaving-content-start><delta:removed-content delta:removal-change-idref="D"><text:list-item><text:p text:style-name="P2">This is a list-2 list-item-1</text:p></text:list-item></delta:removed-conten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This is a list-2 list-item-2</delta:removed-content>]<delta:remove-leaving-content-end delta:end-element-id="end6"/></text:p>
          <delta:remove-leaving-content-end delta:end-element-id="end5"/>
        </text:list-item>
        <text:list-item>
          <text:p text:style-name="P2">This is a list-2 list-item-3</text:p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2:07:17</dc:date>
    <meta:creation-date>2010-10-21T11:43:21</meta:creation-date>
    <dc:creator>Tristan Mitchell</dc:creator>
  </office:meta>
</office:document-meta>
</file>